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121666666666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93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Email</text:p>
          </table:table-cell>
          <table:table-cell table:number-columns-repeated="1638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sheetod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ohn Brown</text:p>
          </table:table-cell>
          <table:table-cell office:value-type="string" table:style-name="ce1">
            <text:p>user1198</text:p>
          </table:table-cell>
          <table:table-cell office:value-type="string" table:style-name="ce3">
            <text:p><text:a xlink:href="mailto:blue@gmail.com">blue@gmail.com</text:a>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ny Pastter</text:p>
          </table:table-cell>
          <table:table-cell office:value-type="string" table:style-name="ce1">
            <text:p>danny</text:p>
          </table:table-cell>
          <table:table-cell office:value-type="string" table:style-name="ce3">
            <text:p><text:a xlink:href="mailto:danny@gmail.com">danny@gmail.com</text:a>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henda Horwyzheric</text:p>
          </table:table-cell>
          <table:table-cell office:value-type="string" table:style-name="ce1">
            <text:p>user80</text:p>
          </table:table-cell>
          <table:table-cell office:value-type="string" table:style-name="ce3">
            <text:p><text:a xlink:href="mailto:sirro1980@gmail.com">sirro1980@gmail.com</text:a>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tuanlam1890@gmail.com</dc:creator>
    <meta:creation-date>2015-06-05T18:17:20Z</meta:creation-date>
    <dc:date>2023-03-15T11:02:57Z</dc:date>
  </office:meta>
</office:document-meta>
</file>